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4*"/>
    </style:style>
    <style:style style:name="Tabela1.B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1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weł Karpiński</text:p>
      <text:p text:style-name="Standard">155085</text:p>
      <text:p text:style-name="Standard"/>
      <text:p text:style-name="P1">STRUKTURY BAZ DANYCH</text:p>
      <text:p text:style-name="P1"/>
      <text:p text:style-name="P2">ZADANIE 2</text:p>
      <text:p text:style-name="P5"/>
      <text:p text:style-name="P5"/>
      <text:list xml:id="list7072240553128780396" text:style-name="L11">
        <text:list-item>
          <text:p text:style-name="P3">Zaimplementowałem plik indeksowo-sekwencyjny. Zrealizowałem operacje wstawiania rekordu, odczytu rekordu, prezeglądania zgodnie z kolejnością wartości klucza oraz reorganizacji automatycznej i na żądanie. Nie zrealizowałem opcji usuwania i aktualizacji rekordu.</text:p>
        </text:list-item>
        <text:list-item>
          <text:p text:style-name="P3">Podstawową jednostką danych w pliku jest para klucz – data. Plik słada się z trzech obszarów: indeksu, obszaru głównego i obszaru nadmiarowego. Początkowo każdy obszar zajmuje jedną stronę dyskową. Po zapełnieniu się obszaru nadmiarowego następuje reorganizacja, po ktorej rozszerzany jest rozmiar dyskowy zapełniając kolejne strony obszaru głównego zapełniając <draw:frame draw:style-name="fr1" draw:name="Obiekt1" text:anchor-type="as-char" svg:width="1.522cm" svg:height="0.482cm" draw:z-index="0"><draw:object xlink:href="./Object 1" xlink:type="simple" xlink:show="embed" xlink:actuate="onLoad"/><draw:image xlink:href="./ObjectReplacements/Object 1" xlink:type="simple" xlink:show="embed" xlink:actuate="onLoad"/></draw:frame>miejsc na każdej stronie, gdzie domyślnie <draw:frame draw:style-name="fr1" draw:name="Obiekt2" text:anchor-type="as-char" svg:width="0.48cm" svg:height="0.24cm" draw:z-index="1"><draw:object xlink:href="./Object 2" xlink:type="simple" xlink:show="embed" xlink:actuate="onLoad"/><draw:image xlink:href="./ObjectReplacements/Object 2" xlink:type="simple" xlink:show="embed" xlink:actuate="onLoad"/></draw:frame>- współczynnik wykorzystania strony wynosi 0.5, a <draw:frame draw:style-name="fr1" draw:name="Obiekt3" text:anchor-type="as-char" svg:width="0.637cm" svg:height="0.467cm" draw:z-index="2"><draw:object xlink:href="./Object 3" xlink:type="simple" xlink:show="embed" xlink:actuate="onLoad"/><draw:image xlink:href="./ObjectReplacements/Object 3" xlink:type="simple" xlink:show="embed" xlink:actuate="onLoad"/></draw:frame>współczynnik blokowania w obszarze głównym wynosi 8. Po reoranizacji maksymalny rozmiar obszaru nadmiarowego wynosi <draw:frame draw:style-name="fr1" draw:name="Obiekt4" text:anchor-type="as-char" svg:width="7.788cm" svg:height="0.467cm" draw:z-index="3"><draw:object xlink:href="./Object 4" xlink:type="simple" xlink:show="embed" xlink:actuate="onLoad"/><draw:image xlink:href="./ObjectReplacements/Object 4" xlink:type="simple" xlink:show="embed" xlink:actuate="onLoad"/></draw:frame> zaokrąkolne w górę. Każdy obszar ma swój bufor i przy próbie odczytu najpierw sprawdzany jest czy szukany wpis znajduje się w tym buforze a dopiero po ustaleniu, że znajduje się na innej stronie ładowana jest do bufora. Przy zapisie zmiany w buforze są od razu zapisywane na dysku.</text:p>
        </text:list-item>
        <text:list-item>
          <text:p text:style-name="P3">Plik testowy zawiera serie instrukcji dla programu. Każda instrukcja znajduje się w osobnej linii. Wszystkie liczby zapisane są heksadecymalnie. Dozwolone instrukcje to:</text:p>
        </text:list-item>
      </text:list>
      <text:list xml:id="list2392264939635451714" text:style-name="L12">
        <text:list-item>
          <text:p text:style-name="P4">i – wpisanie do pliku losowego rekordu i wyświetlenie go na ekranie</text:p>
        </text:list-item>
        <text:list-item>
          <text:p text:style-name="P4">I k d m y – wpisanie do pliku rekordu o kluczu k i dacie d.m.y </text:p>
        </text:list-item>
        <text:list-item>
          <text:p text:style-name="P4">r k – próba wypisania rekordu o kloczu k</text:p>
        </text:list-item>
        <text:list-item>
          <text:p text:style-name="P4">R – wypisanie wszystkich rekordów rosnąco według klucza</text:p>
        </text:list-item>
        <text:list-item>
          <text:p text:style-name="P4">f – wykonanie reorganizacji pliku</text:p>
        </text:list-item>
        <text:list-item>
          <text:p text:style-name="P4">p – wyświetlene zawartości całego pliku</text:p>
        </text:list-item>
      </text:list>
      <text:list xml:id="list43545234" text:continue-list="list7072240553128780396" text:style-name="L11">
        <text:list-item>
          <text:p text:style-name="P6"><text:span text:style-name="T1">W ramach eksperymentu tworzę plik zawierający n rekordów, poczym <text:s/>dodaję rekord i liczę średnią liczbę operacji dyskowych wykonanych przy operacji wstawiania. Liczę również zajętość dysku w stosunku do liczby rekordów. Do liczenia średniej użyłem 20 prób. Do testów B = 1024, bi = 128, a bf = 64</text:span></text:p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7">n</text:p>
          </table:table-cell>
          <table:table-cell table:style-name="Tabela1.A1" office:value-type="string">
            <text:p text:style-name="P7">Średnia liczba zapisów przy wstawianiu rekordu</text:p>
          </table:table-cell>
          <table:table-cell table:style-name="Tabela1.A1" office:value-type="string">
            <text:p text:style-name="P7">Średnia liczba odczytów przy wstawianiu rekordu</text:p>
          </table:table-cell>
          <table:table-cell table:style-name="Tabela1.D1" office:value-type="string">
            <text:p text:style-name="P7">Średnie zajęcie miejsca na rekord [B]</text:p>
          </table:table-cell>
        </table:table-row>
        <table:table-row>
          <table:table-cell table:style-name="Tabela1.A2" office:value-type="float" office:value="500">
            <text:p text:style-name="P7">500</text:p>
          </table:table-cell>
          <table:table-cell table:style-name="Tabela1.A2" office:value-type="float" office:value="2.7">
            <text:p text:style-name="P7">2,7</text:p>
          </table:table-cell>
          <table:table-cell table:style-name="Tabela1.A2" office:value-type="float" office:value="6.85">
            <text:p text:style-name="P7">6,85</text:p>
          </table:table-cell>
          <table:table-cell table:style-name="Tabela1.D2" office:value-type="float" office:value="19.136">
            <text:p text:style-name="P7">19,14</text:p>
          </table:table-cell>
        </table:table-row>
        <table:table-row>
          <table:table-cell table:style-name="Tabela1.A2" office:value-type="float" office:value="1000">
            <text:p text:style-name="P7">1000</text:p>
          </table:table-cell>
          <table:table-cell table:style-name="Tabela1.A2" office:value-type="float" office:value="2.9">
            <text:p text:style-name="P7">2,9</text:p>
          </table:table-cell>
          <table:table-cell table:style-name="Tabela1.A2" office:value-type="float" office:value="12.9">
            <text:p text:style-name="P7">12,9</text:p>
          </table:table-cell>
          <table:table-cell table:style-name="Tabela1.D2" office:value-type="float" office:value="17.568">
            <text:p text:style-name="P7">17,57</text:p>
          </table:table-cell>
        </table:table-row>
        <table:table-row>
          <table:table-cell table:style-name="Tabela1.A2" office:value-type="float" office:value="2000">
            <text:p text:style-name="P7">2000</text:p>
          </table:table-cell>
          <table:table-cell table:style-name="Tabela1.A2" office:value-type="float" office:value="3">
            <text:p text:style-name="P7">3</text:p>
          </table:table-cell>
          <table:table-cell table:style-name="Tabela1.A2" office:value-type="float" office:value="38">
            <text:p text:style-name="P7">38</text:p>
          </table:table-cell>
          <table:table-cell table:style-name="Tabela1.D2" office:value-type="float" office:value="80.064">
            <text:p text:style-name="P7">80,06</text:p>
          </table:table-cell>
        </table:table-row>
        <table:table-row>
          <table:table-cell table:style-name="Tabela1.A2" office:value-type="float" office:value="4000">
            <text:p text:style-name="P7">4000</text:p>
          </table:table-cell>
          <table:table-cell table:style-name="Tabela1.A2" office:value-type="float" office:value="3">
            <text:p text:style-name="P7">3</text:p>
          </table:table-cell>
          <table:table-cell table:style-name="Tabela1.A2" office:value-type="float" office:value="65.6">
            <text:p text:style-name="P7">65,6</text:p>
          </table:table-cell>
          <table:table-cell table:style-name="Tabela1.D2" office:value-type="float" office:value="48.032">
            <text:p text:style-name="P7">48,03</text:p>
          </table:table-cell>
        </table:table-row>
        <table:table-row>
          <table:table-cell table:style-name="Tabela1.A2" office:value-type="float" office:value="8000">
            <text:p text:style-name="P7">8000</text:p>
          </table:table-cell>
          <table:table-cell table:style-name="Tabela1.A2" office:value-type="float" office:value="3">
            <text:p text:style-name="P7">3</text:p>
          </table:table-cell>
          <table:table-cell table:style-name="Tabela1.A2" office:value-type="float" office:value="259.3">
            <text:p text:style-name="P7">259,3</text:p>
          </table:table-cell>
          <table:table-cell table:style-name="Tabela1.D2" office:value-type="float" office:value="32.014">
            <text:p text:style-name="P7">32,01</text:p>
          </table:table-cell>
        </table:table-row>
      </table:table>
      <text:list xml:id="list43566142" text:continue-numbering="true" text:style-name="L11">
        <text:list-item>
          <text:p text:style-name="P3">Wnioski: Można zauważyć, że liczba zapisów jest ograniczona z góry. Ma to związek z tym, że wystarczy znaleźć miejsce na wstawienie rekordu i zaktualizować rekord poprzedzający. Liczba odczytów wydaje się rosnąć szybciej niż liniowo. Może to wynikać ze zjawiska migotania stron w obszarze nadmiarowym. Rozwiązaniem mogłobybyć 'skracanie' drogi w <text:soft-page-break/>liście poprzez sprawdzenie wszystkich rekordów ze strony zamiast tylko tego wskazywanego przez poprzedni i wybranie największego mniejszego niż wstawiany. Średnie zajęcie pamięci zależy głównie od fragmentacji pliku, trudno więc znaleźć prawidłowość w danych. Na zajęcie pamięci wpływa najbardziej to jak dawno była reorganizacj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33M6S</meta:editing-duration>
    <meta:editing-cycles>3</meta:editing-cycles>
    <meta:generator>OpenOffice/4.1.2$Win32 OpenOffice.org_project/412m3$Build-9782</meta:generator>
    <dc:date>2017-02-02T23:37:28.97</dc:date>
    <meta:document-statistic meta:table-count="1" meta:image-count="0" meta:object-count="4" meta:page-count="2" meta:paragraph-count="39" meta:word-count="427" meta:character-count="2823"/>
    <dc:creator>Paweł Karpiński</dc:cre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⌈</mo>
        <mrow>
          <mrow>
            <mo stretchy="false">α</mo>
            <mo stretchy="false">∗</mo>
            <mi mathvariant="italic">bf</mi>
          </mrow>
        </mrow>
        <mo stretchy="false">⌉</mo>
      </mrow>
    </mrow>
    <annotation encoding="StarMath 5.0">lceil %alpha * bf  rceil </annotation>
  </semantics>
</math>
</file>

<file path=Object 2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3/content.xml><?xml version="1.0" encoding="utf-8"?>
<math xmlns="http://www.w3.org/1998/Math/MathML">
  <semantics>
    <mrow>
      <mi mathvariant="italic">bf</mi>
    </mrow>
    <annotation encoding="StarMath 5.0">bf</annotation>
  </semantics>
</math>
</file>

<file path=Object 4/content.xml><?xml version="1.0" encoding="utf-8"?>
<math xmlns="http://www.w3.org/1998/Math/MathML">
  <semantics>
    <mrow>
      <mrow>
        <mn>0,125</mn>
        <mo stretchy="false">∗</mo>
        <mi mathvariant="italic">liczba</mi>
      </mrow>
      <mi mathvariant="italic">stron</mi>
      <mi>w</mi>
      <mi mathvariant="italic">obszarze</mi>
      <mi mathvariant="italic">podstawowym</mi>
    </mrow>
    <annotation encoding="StarMath 5.0">0,125 * liczba stron w obszarze podstawowym</annotation>
  </semantics>
</math>
</file>